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HS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67">
            <text:p>167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79.182052112518">
            <text:p>$179,18</text:p>
          </table:table-cell>
          <table:table-cell table:style-name="ce5" table:formula="of:=[.F2]-[.B3]/[.B4]" office:value-type="currency" office:currency="USD" office:value="164.057898613646">
            <text:p>$164,06</text:p>
          </table:table-cell>
          <table:table-cell table:style-name="ce15" table:formula="of:=[.G2]/1.13" office:value-type="currency" office:currency="EUR" office:value="145.183981074023">
            <text:p>145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.35">
            <text:p>3,3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47.0329912091">
            <text:p>$147,03</text:p>
          </table:table-cell>
          <table:table-cell table:style-name="ce7" table:formula="of:=[.F3]-[.B3]/[.B4]" office:value-type="currency" office:currency="USD" office:value="131.908837710229">
            <text:p>$131,91</text:p>
          </table:table-cell>
          <table:table-cell table:style-name="ce16" table:formula="of:=[.G3]/1.13" office:value-type="currency" office:currency="EUR" office:value="116.733484699318">
            <text:p>116,7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6.729164956584">
            <text:p>116,7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215">
            <text:p>0,221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14.85952375924">
            <text:p>$114,86</text:p>
          </table:table-cell>
          <table:table-cell table:style-name="ce14" table:formula="of:=[.F4]-[.B3]/[.B4]" office:value-type="currency" office:currency="USD" office:value="99.7353702603682">
            <text:p>$99,74</text:p>
          </table:table-cell>
          <table:table-cell table:style-name="ce17" table:formula="of:=[.G4]/1.13" office:value-type="currency" office:currency="EUR" office:value="88.2613896109453">
            <text:p>88,2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89">
            <text:p>$6,8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445">
            <text:p>$3,45</text:p>
          </table:table-cell>
          <table:table-cell table:style-name="ce5"/>
          <table:table-cell table:style-name="ce5" table:formula="of:=[.B8]/(1+[.D2])^(1/4)" office:value-type="currency" office:currency="USD" office:value="3.38721903933096">
            <text:p>$3,39</text:p>
          </table:table-cell>
          <table:table-cell table:style-name="ce7" table:formula="of:=[.B5]/2" office:value-type="currency" office:currency="USD" office:value="3.445">
            <text:p>$3,45</text:p>
          </table:table-cell>
          <table:table-cell table:style-name="ce7"/>
          <table:table-cell table:style-name="ce7" table:formula="of:=[.E8]/(1+[.D3])^(1/4)" office:value-type="currency" office:currency="USD" office:value="3.37545087406543">
            <text:p>$3,38</text:p>
          </table:table-cell>
          <table:table-cell table:style-name="ce8" table:formula="of:=[.B5]/2" office:value-type="currency" office:currency="USD" office:value="3.445">
            <text:p>$3,45</text:p>
          </table:table-cell>
          <table:table-cell table:style-name="ce8"/>
          <table:table-cell table:style-name="ce8" table:formula="of:=[.H8]/(1+[.D4])^(1/4)" office:value-type="currency" office:currency="USD" office:value="3.36388433893489">
            <text:p>$3,3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3723">
            <text:p>$7,37</text:p>
          </table:table-cell>
          <table:table-cell office:value-type="percentage" office:value="0.07">
            <text:p>7,00%</text:p>
          </table:table-cell>
          <table:table-cell table:formula="of:=[.B9]/(1+[.$D$2])^[.A9]" office:value-type="currency" office:currency="USD" office:value="6.89">
            <text:p>$6,89</text:p>
          </table:table-cell>
          <table:table-cell table:formula="of:=[.B5]*(1+[.F9])" office:value-type="currency" office:currency="USD" office:value="7.3034">
            <text:p>$7,30</text:p>
          </table:table-cell>
          <table:table-cell office:value-type="percentage" office:value="0.06">
            <text:p>6,00%</text:p>
          </table:table-cell>
          <table:table-cell table:formula="of:=[.E9]/(1+[.$D$3])^[.A9]" office:value-type="currency" office:currency="USD" office:value="6.73124423963134">
            <text:p>$6,73</text:p>
          </table:table-cell>
          <table:table-cell table:formula="of:=[.B5]*(1+[.I9])" office:value-type="currency" office:currency="USD" office:value="7.2345">
            <text:p>$7,23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6.57681818181818">
            <text:p>$6,5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740915">
            <text:p>$7,74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6.76121495327103">
            <text:p>$6,76</text:p>
          </table:table-cell>
          <table:table-cell table:formula="of:=[.E9]*(1+[.F10])" office:value-type="currency" office:currency="USD" office:value="7.559019">
            <text:p>$7,56</text:p>
          </table:table-cell>
          <table:table-cell office:value-type="percentage" office:value="0.035">
            <text:p>3,50%</text:p>
          </table:table-cell>
          <table:table-cell table:formula="of:=[.E10]/(1+[.$D$3])^[.A10]" office:value-type="currency" office:currency="USD" office:value="6.42104865255155">
            <text:p>$6,42</text:p>
          </table:table-cell>
          <table:table-cell table:formula="of:=[.H9]*(1+[.I10])" office:value-type="currency" office:currency="USD" office:value="7.37919">
            <text:p>$7,38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6.0985041322314">
            <text:p>$6,1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12796075">
            <text:p>$8,13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6.63483710367718">
            <text:p>$6,63</text:p>
          </table:table-cell>
          <table:table-cell table:formula="of:=[.E10]*(1+[.F11])" office:value-type="currency" office:currency="USD" office:value="7.86137976">
            <text:p>$7,86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6.15473787894342">
            <text:p>$6,15</text:p>
          </table:table-cell>
          <table:table-cell table:formula="of:=[.H10]*(1+[.I11])" office:value-type="currency" office:currency="USD" office:value="7.5267738">
            <text:p>$7,53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5.65497655897821">
            <text:p>$5,6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5343587875">
            <text:p>$8,53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6.51082145687947">
            <text:p>$6,51</text:p>
          </table:table-cell>
          <table:table-cell table:formula="of:=[.E11]*(1+[.F12])" office:value-type="currency" office:currency="USD" office:value="8.1758349504">
            <text:p>$8,18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5.8994722526278">
            <text:p>$5,90</text:p>
          </table:table-cell>
          <table:table-cell table:formula="of:=[.H11]*(1+[.I12])" office:value-type="currency" office:currency="USD" office:value="7.677309276">
            <text:p>$7,68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5.24370553650707">
            <text:p>$5,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961076726875">
            <text:p>$8,96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6.38912385955462">
            <text:p>$6,39</text:p>
          </table:table-cell>
          <table:table-cell table:formula="of:=[.E12]*(1+[.F13])" office:value-type="currency" office:currency="USD" office:value="8.502868348416">
            <text:p>$8,5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5.65479367993817">
            <text:p>$5,65</text:p>
          </table:table-cell>
          <table:table-cell table:formula="of:=[.H12]*(1+[.I13])" office:value-type="currency" office:currency="USD" office:value="7.83085546152">
            <text:p>$7,83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4.86234513385201">
            <text:p>$4,8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40913056321875">
            <text:p>$9,41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6.2697009836751">
            <text:p>$6,27</text:p>
          </table:table-cell>
          <table:table-cell table:formula="of:=[.E13]*(1+[.F14])" office:value-type="currency" office:currency="USD" office:value="8.84298308235264">
            <text:p>$8,84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42026306648451">
            <text:p>$5,42</text:p>
          </table:table-cell>
          <table:table-cell table:formula="of:=[.H13]*(1+[.I14])" office:value-type="currency" office:currency="USD" office:value="7.9874725707504">
            <text:p>$7,99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50872003320823">
            <text:p>$4,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87958709137969">
            <text:p>$9,88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6.15251031108304">
            <text:p>$6,15</text:p>
          </table:table-cell>
          <table:table-cell table:formula="of:=[.E14]*(1+[.F15])" office:value-type="currency" office:currency="USD" office:value="9.19670240564675">
            <text:p>$9,20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5.19545952916488">
            <text:p>$5,20</text:p>
          </table:table-cell>
          <table:table-cell table:formula="of:=[.H14]*(1+[.I15])" office:value-type="currency" office:currency="USD" office:value="8.14722202216541">
            <text:p>$8,15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4.18081312170217">
            <text:p>$4,1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3735664459487">
            <text:p>$10,37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6.03751011835251">
            <text:p>$6,04</text:p>
          </table:table-cell>
          <table:table-cell table:formula="of:=[.E15]*(1+[.F16])" office:value-type="currency" office:currency="USD" office:value="9.56457050187262">
            <text:p>$9,5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4.9799796408585">
            <text:p>$4,98</text:p>
          </table:table-cell>
          <table:table-cell table:formula="of:=[.H15]*(1+[.I16])" office:value-type="currency" office:currency="USD" office:value="8.31016646260872">
            <text:p>$8,3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87675398557838">
            <text:p>$3,8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8922447682461">
            <text:p>$10,89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5.92465946193471">
            <text:p>$5,92</text:p>
          </table:table-cell>
          <table:table-cell table:formula="of:=[.E16]*(1+[.F17])" office:value-type="currency" office:currency="USD" office:value="9.94715332194752">
            <text:p>$9,95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4.77343670644501">
            <text:p>$4,77</text:p>
          </table:table-cell>
          <table:table-cell table:formula="of:=[.H16]*(1+[.I17])" office:value-type="currency" office:currency="USD" office:value="8.47636979186089">
            <text:p>$8,4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59480824117268">
            <text:p>$3,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4368570066584">
            <text:p>$11,44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5.81391816358079">
            <text:p>$5,81</text:p>
          </table:table-cell>
          <table:table-cell table:formula="of:=[.E17]*(1+[.F18])" office:value-type="currency" office:currency="USD" office:value="10.3450394548254">
            <text:p>$10,35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4.57546006885052">
            <text:p>$4,58</text:p>
          </table:table-cell>
          <table:table-cell table:formula="of:=[.H17]*(1+[.I18])" office:value-type="currency" office:currency="USD" office:value="8.64589718769811">
            <text:p>$8,65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3.33336764181466">
            <text:p>$3,3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6.7715154513394">
            <text:p>$66,77</text:p>
          </table:table-cell>
          <table:table-cell/>
          <table:table-cell table:style-name="ce7"/>
          <table:table-cell table:formula="of:=SUM([.G8:.G18])" office:value-type="currency" office:currency="USD" office:value="59.1813465895611">
            <text:p>$59,18</text:p>
          </table:table-cell>
          <table:table-cell/>
          <table:table-cell table:style-name="ce8"/>
          <table:table-cell table:formula="of:=SUM([.J8:.J18])" office:value-type="currency" office:currency="USD" office:value="51.2946969057979">
            <text:p>$51,2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28.737140133168">
            <text:p>$228,74</text:p>
          </table:table-cell>
          <table:table-cell table:style-name="ce5"/>
          <table:table-cell table:formula="of:=[.B20]/(1+[.D2])^([.A18]+1/2)" office:value-type="currency" office:currency="USD" office:value="112.410536661178">
            <text:p>$112,41</text:p>
          </table:table-cell>
          <table:table-cell table:formula="of:=[.E18]*[.D5]" office:value-type="currency" office:currency="USD" office:value="206.900789096508">
            <text:p>$206,90</text:p>
          </table:table-cell>
          <table:table-cell table:style-name="ce7"/>
          <table:table-cell table:formula="of:=[.E20]/(1+[.D3])^([.A18]+1/2)" office:value-type="currency" office:currency="USD" office:value="87.8516446195393">
            <text:p>$87,85</text:p>
          </table:table-cell>
          <table:table-cell table:formula="of:=[.H18]*[.D5]" office:value-type="currency" office:currency="USD" office:value="172.917943753962">
            <text:p>$172,92</text:p>
          </table:table-cell>
          <table:table-cell table:style-name="ce8"/>
          <table:table-cell table:formula="of:=[.H20]/(1+[.D4])^([.A18]+1/2)" office:value-type="currency" office:currency="USD" office:value="63.5648268534417">
            <text:p>$63,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.12.2021</text:date>, <text:time>16:2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4T16:20:04.68</dc:date>
    <dc:creator>aaa </dc:creator>
    <meta:editing-duration>P3DT3H20M51S</meta:editing-duration>
    <meta:editing-cycles>53</meta:editing-cycles>
    <meta:generator>OpenOffice/4.1.5$Win32 OpenOffice.org_project/415m1$Build-9789</meta:generator>
    <meta:document-statistic meta:table-count="5" meta:cell-count="691" meta:object-count="0"/>
  </office:meta>
</office:document-meta>
</file>